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1.749cm" fo:min-width="16.08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23.091cm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standard">
      <style:graphic-properties svg:stroke-color="#000000" draw:marker-start="" draw:marker-end="Arrow" draw:textarea-vertical-align="middle"/>
    </style:style>
    <style:style style:name="gr5" style:family="graphic" style:parent-style-name="standard">
      <style:graphic-properties svg:stroke-color="#000000" draw:marker-end="Arrow" draw:textarea-vertical-align="middle"/>
    </style:style>
    <style:style style:name="co1" style:family="table-column">
      <style:table-column-properties style:column-width="2.384cm" style:use-optimal-column-width="false"/>
    </style:style>
    <style:style style:name="co2" style:family="table-column">
      <style:table-column-properties style:column-width="2.303cm" style:use-optimal-column-width="false"/>
    </style:style>
    <style:style style:name="co3" style:family="table-column">
      <style:table-column-properties style:column-width="2.364cm" style:use-optimal-column-width="false"/>
    </style:style>
    <style:style style:name="co4" style:family="table-column">
      <style:table-column-properties style:column-width="2.366cm" style:use-optimal-column-width="false"/>
    </style:style>
    <style:style style:name="co5" style:family="table-column">
      <style:table-column-properties style:column-width="2.343cm" style:use-optimal-column-width="false"/>
    </style:style>
    <style:style style:name="ro1" style:family="table-row">
      <style:table-row-properties style:row-height="2.097cm"/>
    </style:style>
    <style:style style:name="ce1" style:family="table-cell">
      <loext:graphic-properties draw:textarea-vertical-align="middle"/>
      <style:paragraph-properties fo:text-align="center" fo:border="0.03pt solid #000000"/>
      <style:text-properties fo:font-size="12pt" style:font-size-asian="12pt" style:font-size-complex="18pt"/>
    </style:style>
    <style:style style:name="ce2" style:family="table-cell">
      <loext:graphic-properties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T1" style:family="text">
      <style:text-properties fo:font-size="12pt" style:font-size-asian="12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6.585cm" svg:height="1.999cm" svg:x="0.849cm" svg:y="2.498cm">
          <draw:glue-point draw:id="4" svg:x="-1.395cm" svg:y="5cm"/>
          <draw:glue-point draw:id="5" svg:x="0.741cm" svg:y="5cm"/>
          <draw:glue-point draw:id="6" svg:x="2.166cm" svg:y="5cm"/>
          <draw:glue-point draw:id="7" svg:x="2.878cm" svg:y="5cm"/>
          <draw:glue-point draw:id="8" svg:x="3.59cm" svg:y="5cm"/>
          <draw:glue-point draw:id="9" svg:x="4.302cm" svg:y="5cm"/>
          <draw:glue-point draw:id="10" svg:x="1.453cm" svg:y="5cm"/>
          <draw:glue-point draw:id="11" svg:x="-0.683cm" svg:y="5cm"/>
          <draw:glue-point draw:id="12" svg:x="-2.107cm" svg:y="5cm"/>
          <draw:glue-point draw:id="13" svg:x="-2.819cm" svg:y="5cm"/>
          <draw:glue-point draw:id="14" svg:x="-3.532cm" svg:y="5cm"/>
          <draw:glue-point draw:id="15" svg:x="-4.24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xml:id="id3" draw:id="id3" draw:layer="layout" svg:width="16.606cm" svg:height="2.096cm" svg:x="0.874cm" svg:y="2.513cm">
          <table:table table:template-name="lightbl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capacity</text:span></text:p>
              </table:table-cell>
              <table:table-cell>
                <text:p text:style-name="P2"><text:span text:style-name="T1">slots</text:span></text:p>
              </table:table-cell>
              <table:table-cell>
                <text:p text:style-name="P2"><text:span text:style-name="T1">pad</text:span></text:p>
              </table:table-cell>
              <table:table-cell>
                <text:p text:style-name="P2"><text:span text:style-name="T1">head</text:span></text:p>
              </table:table-cell>
              <table:table-cell>
                <text:p text:style-name="P2"><text:span text:style-name="T1">pad</text:span></text:p>
              </table:table-cell>
              <table:table-cell>
                <text:p text:style-name="P2"><text:span text:style-name="T1">tail</text:span></text:p>
              </table:table-cell>
              <table:table-cell>
                <text:p text:style-name="P2"><text:span text:style-name="T1">pad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3" xml:id="id2" draw:id="id2" draw:layer="layout" svg:width="23.591cm" svg:height="2cm" svg:x="3.279cm" svg:y="7.324cm">
          <draw:glue-point draw:id="4" svg:x="-4.5cm" svg:y="-5.007cm"/>
          <draw:glue-point draw:id="5" svg:x="-4cm" svg:y="-5.007cm"/>
          <draw:glue-point draw:id="6" svg:x="-3.5cm" svg:y="-5.007cm"/>
          <draw:glue-point draw:id="7" svg:x="-3cm" svg:y="-5.007cm"/>
          <draw:glue-point draw:id="8" svg:x="-2.484cm" svg:y="-5.007cm"/>
          <draw:glue-point draw:id="9" svg:x="-2cm" svg:y="-5.007cm"/>
          <draw:glue-point draw:id="10" svg:x="-1.5cm" svg:y="-5.007cm"/>
          <draw:glue-point draw:id="11" svg:x="-1cm" svg:y="-5.007cm"/>
          <draw:glue-point draw:id="12" svg:x="1.5cm" svg:y="-5.007cm"/>
          <draw:glue-point draw:id="13" svg:x="0.55cm" svg:y="-4.472cm"/>
          <draw:glue-point draw:id="14" svg:x="-0.5cm" svg:y="-5.007cm"/>
          <draw:glue-point draw:id="15" svg:x="1.05cm" svg:y="-5.007cm"/>
          <draw:glue-point draw:id="16" svg:x="2cm" svg:y="-5.007cm"/>
          <draw:glue-point draw:id="17" svg:x="2.5cm" svg:y="-5.007cm"/>
          <draw:glue-point draw:id="18" svg:x="3cm" svg:y="-5.007cm"/>
          <draw:glue-point draw:id="19" svg:x="3.5cm" svg:y="-5.007cm"/>
          <draw:glue-point draw:id="20" svg:x="4cm" svg:y="-5.007cm"/>
          <draw:glue-point draw:id="21" svg:x="4.5cm" svg:y="-5.007cm"/>
          <draw:glue-point draw:id="22" svg:x="0.5cm" svg:y="-5.007cm"/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3.624cm" svg:height="2.096cm" svg:x="3.244cm" svg:y="7.303cm">
          <table:table table:template-name="lightbl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2">
              <table:table-cell>
                <text:p text:style-name="P2"><text:span text:style-name="T2">pad</text:span></text:p>
              </table:table-cell>
              <table:table-cell>
                <text:p text:style-name="P2"><text:span text:style-name="T2">pad</text:span></text:p>
              </table:table-cell>
              <table:table-cell>
                <text:p text:style-name="P2"><text:span text:style-name="T2">slot</text:span></text:p>
              </table:table-cell>
              <table:table-cell>
                <text:p text:style-name="P2"><text:span text:style-name="T2">slot</text:span></text:p>
              </table:table-cell>
              <table:table-cell>
                <text:p text:style-name="P2"><text:span text:style-name="T2">slot</text:span></text:p>
              </table:table-cell>
              <table:table-cell>
                <text:p text:style-name="P2"><text:span text:style-name="T2">slot</text:span></text:p>
              </table:table-cell>
              <table:table-cell>
                <text:p text:style-name="P2"><text:span text:style-name="T2">slot</text:span></text:p>
              </table:table-cell>
              <table:table-cell>
                <text:p text:style-name="P2"><text:span text:style-name="T2">slot</text:span></text:p>
              </table:table-cell>
              <table:table-cell table:style-name="ce1">
                <text:p text:style-name="P2"><text:span text:style-name="T1">pad</text:span></text:p>
              </table:table-cell>
              <table:table-cell>
                <text:p text:style-name="P2"><text:span text:style-name="T2">pad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measure draw:style-name="gr3" draw:text-style-name="P4" draw:layer="measurelines" svg:x1="8.001cm" svg:y1="2.082cm" svg:x2="12.719cm" svg:y2="2.084cm">
            <text:p text:style-name="P4"><text:span text:style-name="T3">False sharing range</text:span><text:span text:style-name="T3"><text:measure text:kind="gap"/></text:span></text:p>
          </draw:measure>
          <draw:measure draw:style-name="gr3" draw:text-style-name="P4" draw:layer="measurelines" svg:x1="12.718cm" svg:y1="2.089cm" svg:x2="17.436cm" svg:y2="2.089cm">
            <text:p text:style-name="P4"><text:span text:style-name="T3">False sharing range</text:span></text:p>
          </draw:measure>
        </draw:g>
        <draw:measure draw:style-name="gr3" draw:text-style-name="P5" draw:layer="layout" svg:x1="3.264cm" svg:y1="11.65cm" svg:x2="7.982cm" svg:y2="11.652cm">
          <text:p text:style-name="P5"><text:span text:style-name="T3">False sharing range</text:span><text:span text:style-name="T3"><text:measure text:kind="gap"/></text:span></text:p>
        </draw:measure>
        <draw:measure draw:style-name="gr3" draw:text-style-name="P5" draw:layer="layout" svg:x1="22.099cm" svg:y1="11.657cm" svg:x2="26.817cm" svg:y2="11.657cm">
          <text:p text:style-name="P5"><text:span text:style-name="T3">False sharing range</text:span></text:p>
        </draw:measure>
        <draw:connector draw:style-name="gr4" draw:text-style-name="P3" draw:layer="layout" svg:x1="4.466cm" svg:y1="4.496cm" svg:x2="4.459cm" svg:y2="7.324cm" draw:start-shape="id1" draw:start-glue-point="13" draw:end-shape="id2" draw:end-glue-point="4" svg:d="M4466 4496v1414h-7v1414" svg:viewBox="0 0 8 2829">
          <text:p/>
        </draw:connector>
        <draw:connector draw:style-name="gr5" draw:text-style-name="P3" draw:layer="layout" svg:x1="9.177cm" svg:y1="4.609cm" svg:x2="11.536cm" svg:y2="7.324cm" draw:start-shape="id3" draw:start-glue-point="2" draw:end-shape="id2" draw:end-glue-point="10" svg:d="M9177 4609v1358h2359v1357" svg:viewBox="0 0 2360 2716">
          <text:p/>
        </draw:connector>
        <draw:connector draw:style-name="gr5" draw:text-style-name="P3" draw:layer="layout" svg:x1="13.914cm" svg:y1="4.496cm" svg:x2="16.253cm" svg:y2="7.324cm" draw:start-shape="id1" draw:start-glue-point="7" draw:end-shape="id2" draw:end-glue-point="22" svg:d="M13914 4496v1414h2339v1414" svg:viewBox="0 0 2340 28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</office:styles>
  <office:automatic-styles>
    <style:page-layout style:name="PM0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6:34:48.024000000</meta:creation-date>
    <meta:editing-duration>PT2H37M32S</meta:editing-duration>
    <meta:editing-cycles>5</meta:editing-cycles>
    <meta:generator>LibreOffice/5.1.2.2$Windows_x86 LibreOffice_project/d3bf12ecb743fc0d20e0be0c58ca359301eb705f</meta:generator>
    <dc:date>2016-04-13T20:45:37.754000000</dc:date>
    <meta:document-statistic meta:object-count="12"/>
  </office:meta>
</office:document-meta>
</file>